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2.86cm"/>
    </style:style>
    <style:style style:name="gr2" style:family="graphic" style:parent-style-name="standard">
      <style:graphic-properties svg:stroke-width="0.051cm" svg:stroke-color="#000000" draw:marker-start-width="0.355cm" draw:marker-end-width="0.355cm" draw:fill="solid" draw:fill-color="#000000" draw:textarea-horizontal-align="justify" draw:textarea-vertical-align="middle" draw:auto-grow-height="false" fo:min-height="0cm" fo:min-width="5.19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355cm" draw:marker-end-width="0.355cm" draw:fill="solid" draw:fill-color="#000000" draw:textarea-horizontal-align="justify" draw:textarea-vertical-align="middle" draw:auto-grow-height="false" fo:min-height="0cm" fo:min-width="1.477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355cm" draw:marker-end-width="0.355cm" draw:fill="solid" draw:fill-color="#000000" draw:textarea-horizontal-align="justify" draw:textarea-vertical-align="middle" draw:auto-grow-height="false" fo:min-height="0cm" fo:min-width="1.12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="solid" draw:fill-color="#000000" draw:textarea-horizontal-align="justify" draw:textarea-vertical-align="middle" draw:auto-grow-height="false" fo:min-height="0cm" fo:min-width="6.092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355cm" draw:fill="solid" draw:fill-color="#000000" draw:textarea-horizontal-align="justify" draw:textarea-vertical-align="middle" draw:auto-grow-height="false" fo:min-height="0cm" fo:min-width="4.888cm" fo:padding-top="0.15cm" fo:padding-bottom="0.15cm" fo:padding-left="0.275cm" fo:padding-right="0.275cm"/>
    </style:style>
    <style:style style:name="gr7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2.403cm"/>
    </style:style>
    <style:style style:name="gr8" style:family="graphic" style:parent-style-name="standard">
      <style:graphic-properties svg:stroke-width="0.051cm" svg:stroke-color="#000000" draw:marker-start-width="0.355cm" draw:marker-end-width="0.355cm" draw:fill="solid" draw:fill-color="#000000" draw:textarea-horizontal-align="justify" draw:textarea-vertical-align="middle" draw:auto-grow-height="false" fo:min-height="0cm" fo:min-width="1.446cm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00" draw:marker-start-width="0.355cm" draw:marker-end-width="0.355cm" draw:fill="solid" draw:fill-color="#000000" draw:textarea-horizontal-align="justify" draw:textarea-vertical-align="middle" draw:auto-grow-height="false" fo:min-height="0cm" fo:min-width="3.042cm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="solid" draw:fill-color="#000000" draw:textarea-horizontal-align="justify" draw:textarea-vertical-align="middle" draw:auto-grow-height="false" fo:min-height="0cm" fo:min-width="3.76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="solid" draw:fill-color="#000000" draw:textarea-horizontal-align="justify" draw:textarea-vertical-align="middle" draw:auto-grow-height="false" fo:min-height="0cm" fo:min-width="1.311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322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003cm"/>
    </style:style>
    <style:style style:name="gr15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1cm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fo:min-height="12.572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 draw:fill-color="#ffffff"/>
      <style:text-properties fo:font-size="22pt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2pt" fo:font-weight="bold" style:font-weight-asian="bold" style:font-weight-complex="bold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22pt"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8" style:family="paragraph">
      <loext:graphic-properties draw:fill="none" draw:fill-color="#ffffff"/>
      <style:text-properties fo:font-size="16pt" fo:font-weight="bold" style:font-size-asian="16pt" style:font-size-complex="16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</style:style>
    <style:style style:name="T1" style:family="text">
      <style:text-properties fo:font-size="22pt"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Object_20_with_20_shadow" draw:layer="layout" svg:width="5.08cm" svg:height="5.08cm" svg:x="11.43cm" svg:y="1.524cm">
          <text:p/>
          <draw:enhanced-geometry svg:viewBox="0 0 21600 21600" draw:type="rectangle" draw:enhanced-path="M 0 0 L 21600 0 21600 21600 0 21600 0 0 Z N"/>
        </draw:custom-shape>
        <draw:custom-shape draw:style-name="Object_20_with_20_shadow" draw:layer="layout" svg:width="2.032cm" svg:height="2.032cm" svg:x="5.842cm" svg:y="1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Object_20_with_20_shadow" draw:layer="layout" svg:width="2.032cm" svg:height="2.032cm" svg:x="3.556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Object_20_with_20_shadow" draw:layer="layout" svg:width="2.032cm" svg:height="2.032cm" svg:x="7.366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Object_20_with_20_shadow" draw:layer="layout" svg:width="2.032cm" svg:height="2.032cm" svg:x="19.758cm" svg:y="1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Object_20_with_20_shadow" draw:layer="layout" svg:width="2.032cm" svg:height="2.032cm" svg:x="23.514cm" svg:y="3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Object_20_with_20_shadow" draw:layer="layout" svg:width="2.032cm" svg:height="2.032cm" svg:x="18.25cm" svg:y="5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Object_20_with_20_shadow" draw:layer="layout" svg:width="2.032cm" svg:height="2.032cm" svg:x="21.798cm" svg:y="6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Object_20_with_20_shadow" draw:layer="layout" svg:width="11.684cm" svg:height="4.818cm" svg:x="8.128cm" svg:y="9.652cm">
          <text:p/>
          <draw:enhanced-geometry svg:viewBox="0 0 21600 21600" draw:type="rectangle" draw:enhanced-path="M 0 0 L 21600 0 21600 21600 0 21600 0 0 Z N"/>
        </draw:custom-shape>
        <draw:custom-shape draw:style-name="Object_20_with_20_shadow" draw:layer="layout" svg:width="2.54cm" svg:height="2.54cm" svg:x="8.99cm" svg:y="11.176cm">
          <text:p/>
          <draw:enhanced-geometry svg:viewBox="0 0 21600 21600" draw:type="rectangle" draw:enhanced-path="M 0 0 L 21600 0 21600 21600 0 21600 0 0 Z N"/>
        </draw:custom-shape>
        <draw:custom-shape draw:style-name="Object_20_with_20_shadow" draw:layer="layout" svg:width="2.54cm" svg:height="2.54cm" svg:x="12.673cm" svg:y="11.176cm">
          <text:p/>
          <draw:enhanced-geometry svg:viewBox="0 0 21600 21600" draw:type="rectangle" draw:enhanced-path="M 0 0 L 21600 0 21600 21600 0 21600 0 0 Z N"/>
        </draw:custom-shape>
        <draw:custom-shape draw:style-name="Object_20_with_20_shadow" draw:layer="layout" svg:width="2.54cm" svg:height="2.54cm" svg:x="16.356cm" svg:y="11.1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02cm" svg:height="0.279cm" svg:x="7.874cm" svg:y="2.669cm">
          <text:p/>
          <draw:enhanced-geometry svg:viewBox="0 0 21600 21600" draw:mirror-horizontal="false" draw:mirror-vertical="false" draw:text-areas="0 ?f0 ?f5 ?f2" draw:type="right-arrow" draw:modifiers="18177.3293768546 9939.130434782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5.74cm" svg:height="0.279cm" draw:transform="rotate (0.205250720034533) translate (5.572cm 5.259cm)">
          <text:p/>
          <draw:enhanced-geometry svg:viewBox="0 0 21600 21600" draw:mirror-horizontal="false" draw:mirror-vertical="false" draw:text-areas="0 ?f0 ?f5 ?f2" draw:type="right-arrow" draw:modifiers="20101.5294974508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.027cm" svg:height="0.279cm" draw:transform="rotate (0.380481776934764) translate (9.329cm 6.686cm)">
          <text:p/>
          <draw:enhanced-geometry svg:viewBox="0 0 21600 21600" draw:mirror-horizontal="false" draw:mirror-vertical="false" draw:text-areas="0 ?f0 ?f5 ?f2" draw:type="right-arrow" draw:modifiers="17692.1793534932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1.67cm" svg:height="0.279cm" draw:transform="rotate (0.380481776934764) translate (16.637cm 6.242cm)">
          <text:p/>
          <draw:enhanced-geometry svg:viewBox="0 0 21600 21600" draw:mirror-horizontal="false" draw:mirror-vertical="true" draw:text-areas="0 ?f0 ?f5 ?f2" draw:type="right-arrow" draw:modifiers="17692.1793534932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6.642cm" svg:height="0.279cm" draw:transform="rotate (-0.0872664625997166) translate (16.72cm 3.726cm)">
          <text:p/>
          <draw:enhanced-geometry svg:viewBox="0 0 21600 21600" draw:mirror-horizontal="false" draw:mirror-vertical="false" draw:text-areas="0 ?f0 ?f5 ?f2" draw:type="right-arrow" draw:modifiers="20553.7549992594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5.438cm" svg:height="0.279cm" draw:transform="rotate (-0.383972435438753) translate (16.76cm 4.375cm)">
          <text:p/>
          <draw:enhanced-geometry svg:viewBox="0 0 21600 21600" draw:mirror-horizontal="false" draw:mirror-vertical="false" draw:text-areas="0 ?f0 ?f5 ?f2" draw:type="right-arrow" draw:modifiers="20101.5294974508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2.94cm" svg:height="0.279cm" draw:transform="rotate (0.176627320301826) translate (16.713cm 3.272cm)">
          <text:p/>
          <draw:enhanced-geometry svg:viewBox="0 0 21600 21600" draw:mirror-horizontal="false" draw:mirror-vertical="false" draw:text-areas="0 ?f0 ?f5 ?f2" draw:type="right-arrow" draw:modifiers="18177.3293768546 9939.130434782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1.996cm" svg:height="0.279cm" draw:transform="rotate (2.23925743030872) translate (18.817cm 9.545cm)">
          <text:p/>
          <draw:enhanced-geometry svg:viewBox="0 0 21600 21600" draw:mirror-horizontal="false" draw:mirror-vertical="true" draw:text-areas="0 ?f0 ?f5 ?f2" draw:type="right-arrow" draw:modifiers="17692.1793534932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3.592cm" svg:height="0.279cm" draw:transform="rotate (-2.69740635895724) translate (22.06cm 8.049cm)">
          <text:p/>
          <draw:enhanced-geometry svg:viewBox="0 0 21600 21600" draw:mirror-horizontal="false" draw:mirror-vertical="false" draw:text-areas="0 ?f0 ?f5 ?f2" draw:type="right-arrow" draw:modifiers="19458.693941778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4.31cm" svg:height="0.279cm" draw:transform="rotate (-0.774751654960283) translate (5.493cm 6.385cm)">
          <text:p/>
          <draw:enhanced-geometry svg:viewBox="0 0 21600 21600" draw:mirror-horizontal="true" draw:mirror-vertical="true" draw:text-areas="0 ?f0 ?f5 ?f2" draw:type="right-arrow" draw:modifiers="20101.5294974508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1.86cm" svg:height="0.278cm" draw:transform="rotate (2.23925743030872) translate (10.096cm 9.552cm)">
          <text:p/>
          <draw:enhanced-geometry svg:viewBox="0 0 21600 21600" draw:mirror-horizontal="false" draw:mirror-vertical="false" draw:text-areas="0 ?f0 ?f5 ?f2" draw:type="right-arrow" draw:modifiers="17692.1793534932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2" draw:layer="layout" svg:width="4.318cm" svg:height="1.119cm" svg:x="4.67cm" svg:y="0.39cm">
          <draw:text-box>
            <text:p><text:span text:style-name="T1">Actuators</text:span></text:p>
          </draw:text-box>
        </draw:frame>
        <draw:frame draw:style-name="gr12" draw:text-style-name="P2" draw:layer="layout" svg:width="3.81cm" svg:height="1.119cm" svg:x="18.896cm" svg:y="0.39cm">
          <draw:text-box>
            <text:p><text:span text:style-name="T1">Sensors</text:span></text:p>
          </draw:text-box>
        </draw:frame>
        <draw:frame draw:style-name="gr13" draw:text-style-name="P4" draw:layer="layout" svg:width="5.08cm" svg:height="4.572cm" svg:x="11.43cm" svg:y="2.032cm">
          <draw:text-box>
            <text:p text:style-name="P3"><text:span text:style-name="T1"/></text:p>
            <text:p text:style-name="P3"><text:span text:style-name="T1"><text:s text:c="3"/></text:span><text:span text:style-name="T1">Physical</text:span></text:p>
            <text:p text:style-name="P3"><text:span text:style-name="T1"><text:s text:c="3"/></text:span><text:span text:style-name="T1">System</text:span></text:p>
          </draw:text-box>
        </draw:frame>
        <draw:frame draw:style-name="gr12" draw:text-style-name="P6" draw:layer="layout" svg:width="11.176cm" svg:height="1.119cm" svg:x="8.382cm" svg:y="9.803cm">
          <draw:text-box>
            <text:p text:style-name="P5"><text:span text:style-name="T1"><text:s text:c="2"/></text:span><text:span text:style-name="T1">Computational algorithms</text:span></text:p>
          </draw:text-box>
        </draw:frame>
        <draw:frame draw:style-name="gr14" draw:text-style-name="P7" draw:layer="layout" svg:width="3.503cm" svg:height="0.878cm" draw:transform="rotate (0.785398163397448) translate (8.659cm 13.349cm)">
          <draw:text-box>
            <text:p><text:span text:style-name="T2">Controller1</text:span></text:p>
          </draw:text-box>
        </draw:frame>
        <draw:frame draw:style-name="gr14" draw:text-style-name="P7" draw:layer="layout" svg:width="3.503cm" svg:height="0.878cm" draw:transform="rotate (0.785398163397448) translate (12.346cm 13.349cm)">
          <draw:text-box>
            <text:p><text:span text:style-name="T2">Controller2</text:span></text:p>
          </draw:text-box>
        </draw:frame>
        <draw:frame draw:style-name="gr14" draw:text-style-name="P8" draw:layer="layout" svg:width="3.503cm" svg:height="0.878cm" draw:transform="rotate (0.785398163397448) translate (16.025cm 13.349cm)">
          <draw:text-box>
            <text:p><text:span text:style-name="T3">Controller3</text:span></text:p>
          </draw:text-box>
        </draw:frame>
        <draw:line draw:style-name="gr15" draw:text-style-name="P9" draw:layer="layout" svg:x1="6.096cm" svg:y1="3.456cm" svg:x2="5.08cm" svg:y2="4.726cm">
          <text:p/>
        </draw:line>
        <draw:line draw:style-name="gr15" draw:text-style-name="P9" draw:layer="layout" svg:x1="7.112cm" svg:y1="3.81cm" svg:x2="8.028cm" svg:y2="6.096cm">
          <text:p/>
        </draw:line>
        <draw:line draw:style-name="gr15" draw:text-style-name="P9" draw:layer="layout" svg:x1="20.574cm" svg:y1="3.702cm" svg:x2="19.558cm" svg:y2="5.934cm">
          <text:p/>
        </draw:line>
        <draw:line draw:style-name="gr15" draw:text-style-name="P9" draw:layer="layout" svg:x1="21.79cm" svg:y1="3.048cm" svg:x2="23.622cm" svg:y2="4.064cm">
          <text:p/>
        </draw:line>
        <draw:line draw:style-name="gr15" draw:text-style-name="P9" draw:layer="layout" svg:x1="21.336cm" svg:y1="3.556cm" svg:x2="22.452cm" svg:y2="6.312cm">
          <text:p/>
        </draw:line>
        <draw:line draw:style-name="gr15" draw:text-style-name="P9" draw:layer="layout" svg:x1="21.798cm" svg:y1="7.112cm" svg:x2="20.282cm" svg:y2="7.112cm">
          <text:p/>
        </draw:line>
        <draw:line draw:style-name="gr15" draw:text-style-name="P9" draw:layer="layout" svg:x1="24.384cm" svg:y1="5.488cm" svg:x2="23.368cm" svg:y2="6.35cm">
          <text:p/>
        </draw:line>
        <draw:line draw:style-name="gr15" draw:text-style-name="P9" draw:layer="layout" svg:x1="12.673cm" svg:y1="12.446cm" svg:x2="11.53cm" svg:y2="12.446cm">
          <text:p/>
        </draw:line>
        <draw:line draw:style-name="gr15" draw:text-style-name="P9" draw:layer="layout" svg:x1="16.356cm" svg:y1="12.446cm" svg:x2="15.213cm" svg:y2="12.446cm">
          <text:p/>
        </draw:line>
        <draw:frame draw:style-name="gr16" draw:text-style-name="P10" draw:layer="layout" svg:width="1.205cm" svg:height="0.962cm" svg:x="6.215cm" svg:y="2.34cm">
          <draw:text-box>
            <text:p>a1</text:p>
          </draw:text-box>
        </draw:frame>
        <draw:frame draw:style-name="gr16" draw:text-style-name="P10" draw:layer="layout" svg:width="1.205cm" svg:height="0.962cm" svg:x="3.964cm" svg:y="5.08cm">
          <draw:text-box>
            <text:p>a2</text:p>
          </draw:text-box>
        </draw:frame>
        <draw:frame draw:style-name="gr16" draw:text-style-name="P10" draw:layer="layout" svg:width="1.205cm" svg:height="0.962cm" svg:x="7.785cm" svg:y="6.604cm">
          <draw:text-box>
            <text:p>a3</text:p>
          </draw:text-box>
        </draw:frame>
        <draw:frame draw:style-name="gr17" draw:text-style-name="P10" draw:layer="layout" svg:width="1.171cm" svg:height="0.962cm" svg:x="20.231cm" svg:y="2.186cm">
          <draw:text-box>
            <text:p>s1</text:p>
          </draw:text-box>
        </draw:frame>
        <draw:frame draw:style-name="gr17" draw:text-style-name="P10" draw:layer="layout" svg:width="1.171cm" svg:height="0.962cm" svg:x="23.975cm" svg:y="4.018cm">
          <draw:text-box>
            <text:p>s2</text:p>
          </draw:text-box>
        </draw:frame>
        <draw:frame draw:style-name="gr17" draw:text-style-name="P10" draw:layer="layout" svg:width="1.171cm" svg:height="0.962cm" svg:x="22.297cm" svg:y="6.758cm">
          <draw:text-box>
            <text:p>s3</text:p>
          </draw:text-box>
        </draw:frame>
        <draw:frame draw:style-name="gr17" draw:text-style-name="P10" draw:layer="layout" svg:width="1.171cm" svg:height="0.962cm" svg:x="18.641cm" svg:y="6.504cm">
          <draw:text-box>
            <text:p>s4</text:p>
          </draw:text-box>
        </draw:frame>
        <presentation:notes draw:style-name="dp2">
          <draw:page-thumbnail draw:style-name="gr18" draw:layer="layout" svg:width="18.624cm" svg:height="10.476cm" svg:x="1.482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000000" draw:shadow-opacity="2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_20_with_20_shadow" style:display-name="Object with shadow" style:family="graphic" style:parent-style-name="standard">
      <style:graphic-properties svg:stroke-width="0.102cm" svg:stroke-color="#000000" draw:marker-start-width="0.509cm" draw:marker-end-width="0.509cm" draw:fill="solid" draw:fill-color="#ffffff" draw:textarea-horizontal-align="justify" draw:textarea-vertical-align="middle" draw:auto-grow-height="false" fo:min-height="1.086cm" fo:min-width="0.836cm" fo:padding-top="0.176cm" fo:padding-bottom="0.176cm" fo:padding-left="0.301cm" fo:padding-right="0.301cm" draw:shadow="visible"/>
      <style:paragraph-properties fo:text-align="cente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397cm"/>
    </style:style>
    <style:style style:name="Mgr2" style:family="graphic" style:parent-style-name="standard">
      <style:graphic-properties draw:textarea-vertical-align="bottom" draw:auto-grow-height="false" fo:min-height="1.397cm"/>
    </style:style>
    <style:style style:name="Mpr1" style:family="presentation" style:parent-style-name="Default-backgroundobjects">
      <style:graphic-properties draw:auto-grow-height="false" fo:min-height="1.397cm"/>
    </style:style>
    <style:style style:name="Mpr2" style:family="presentation" style:parent-style-name="Default-backgroundobjects">
      <style:graphic-properties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9T17:45:56.271000000</meta:creation-date>
    <dc:date>2018-12-14T12:54:48.358000000</dc:date>
    <meta:editing-duration>PT1H27M19S</meta:editing-duration>
    <meta:editing-cycles>21</meta:editing-cycles>
    <meta:generator>LibreOffice/6.1.2.1$Windows_X86_64 LibreOffice_project/65905a128db06ba48db947242809d14d3f9a93fe</meta:generator>
    <meta:document-statistic meta:object-count="66"/>
  </office:meta>
</office:document-meta>
</file>